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center" style:justify-single-word="false"/>
      <style:text-properties fo:color="#003366" loext:opacity="100%" style:font-name="Arial1" fo:font-size="18pt" fo:font-weight="bold" officeooo:paragraph-rsid="00134a0f" fo:background-color="transparent" style:font-size-asian="18pt" style:font-weight-asian="bold" style:font-size-complex="18pt" style:font-weight-complex="bold"/>
    </style:style>
    <style:style style:name="P2" style:family="paragraph" style:parent-style-name="Standard">
      <style:paragraph-properties fo:text-align="start" style:justify-single-word="false"/>
      <style:text-properties fo:color="#3465a4" loext:opacity="100%" style:font-name="Arial1" fo:font-size="16pt" officeooo:paragraph-rsid="00134a0f" style:font-size-asian="14pt" style:font-size-complex="16pt"/>
    </style:style>
    <style:style style:name="P3" style:family="paragraph" style:parent-style-name="Standard">
      <style:paragraph-properties fo:text-align="start" style:justify-single-word="false"/>
      <style:text-properties style:font-name="Arial1" fo:font-size="16pt" officeooo:paragraph-rsid="00134a0f" style:font-size-asian="14pt" style:font-size-complex="16pt"/>
    </style:style>
    <style:style style:name="P4" style:family="paragraph" style:parent-style-name="Standard">
      <style:paragraph-properties fo:text-align="start" style:justify-single-word="false"/>
      <style:text-properties fo:color="#f4f4f4" loext:opacity="100%" style:font-name="Arial1" fo:font-size="16pt" officeooo:paragraph-rsid="00134a0f" style:font-size-asian="14pt" style:font-size-complex="16pt"/>
    </style:style>
    <style:style style:name="P5" style:family="paragraph" style:parent-style-name="Heading_20_2">
      <style:text-properties fo:color="#333333" loext:opacity="100%" style:font-name="Arial1" officeooo:paragraph-rsid="00190278"/>
    </style:style>
    <style:style style:name="P6" style:family="paragraph" style:parent-style-name="Text_20_body">
      <style:paragraph-properties fo:text-align="start" style:justify-single-word="false"/>
      <style:text-properties fo:font-size="12pt" officeooo:paragraph-rsid="00134a0f" style:font-size-asian="10.5pt" style:font-size-complex="12pt"/>
    </style:style>
    <style:style style:name="P7" style:family="paragraph" style:parent-style-name="Text_20_body">
      <style:paragraph-properties fo:margin-top="0cm" fo:margin-bottom="0cm" style:contextual-spacing="false" fo:text-align="start" style:justify-single-word="false"/>
      <style:text-properties fo:color="#4d4d4d" loext:opacity="100%"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fo:color="#4d4d4d" loext:opacity="100%"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style>
    <style:style style:name="P10" style:family="paragraph" style:parent-style-name="Text_20_body">
      <style:paragraph-properties fo:margin-top="0cm" fo:margin-bottom="0cm" style:contextual-spacing="false" fo:text-align="start" style:justify-single-word="false"/>
      <style:text-properties fo:color="#4d4d4d" loext:opacity="100%"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color="#4d4d4d" loext:opacity="100%"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1" fo:font-size="12pt" officeooo:paragraph-rsid="00134a0f" style:font-size-asian="10.5pt" style:font-size-complex="12pt"/>
    </style:style>
    <style:style style:name="P13" style:family="paragraph" style:parent-style-name="Heading_20_3">
      <style:paragraph-properties fo:text-align="start" style:justify-single-word="false"/>
      <style:text-properties fo:color="#333333" loext:opacity="100%" style:font-name="Arial1" fo:font-size="16pt" fo:font-weight="bold" officeooo:paragraph-rsid="00134a0f" style:font-size-asian="16pt" style:font-weight-asian="bold" style:font-size-complex="16pt" style:font-weight-complex="bold"/>
    </style:style>
    <style:style style:name="P14" style:family="paragraph" style:parent-style-name="Heading_20_4">
      <style:paragraph-properties fo:text-align="start" style:justify-single-word="false"/>
      <style:text-properties fo:color="#666666" loext:opacity="100%" style:font-name="Arial1" fo:font-size="14pt" fo:font-weight="bold"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fo:color="#4d4d4d" loext:opacity="100%" style:font-name="Arial1" fo:font-size="12pt" fo:font-weight="normal" officeooo:paragraph-rsid="001f3107"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fo:color="#4d4d4d" loext:opacity="100%" style:font-name="Arial1" fo:font-size="12pt" fo:font-weight="normal" style:font-size-asian="12pt" style:font-weight-asian="normal" style:font-size-complex="12pt" style:font-weight-complex="normal"/>
    </style:style>
    <style:style style:name="P17" style:family="paragraph" style:parent-style-name="Text_20_body" style:list-style-name="L1">
      <style:paragraph-properties fo:margin-top="0cm" fo:margin-bottom="0cm" style:contextual-spacing="false" fo:text-align="start" style:justify-single-word="false"/>
      <style:text-properties fo:color="#4d4d4d" loext:opacity="100%" style:font-name="Arial1" fo:font-size="12pt" fo:font-weight="normal" officeooo:paragraph-rsid="001f3107" style:font-size-asian="12pt" style:font-weight-asian="normal" style:font-size-complex="12pt" style:font-weight-complex="normal"/>
    </style:style>
    <style:style style:name="P18" style:family="paragraph" style:parent-style-name="Text_20_body" style:list-style-name="L1">
      <style:paragraph-properties fo:margin-top="0cm" fo:margin-bottom="0cm" style:contextual-spacing="false" fo:text-align="start" style:justify-single-word="false"/>
      <style:text-properties fo:color="#4d4d4d" loext:opacity="100%" style:font-name="Arial1" fo:font-size="12pt" fo:font-weight="normal" style:font-size-asian="12pt" style:font-weight-asian="normal" style:font-size-complex="12pt" style:font-weight-complex="normal"/>
    </style:style>
    <style:style style:name="P19" style:family="paragraph" style:parent-style-name="Text_20_body" style:list-style-name="L1">
      <style:paragraph-properties fo:text-align="start" style:justify-single-word="false"/>
      <style:text-properties fo:color="#4d4d4d" loext:opacity="100%" style:font-name="Arial1" fo:font-size="12pt" fo:font-weight="normal" style:font-size-asian="12pt" style:font-weight-asian="normal" style:font-size-complex="12pt" style:font-weight-complex="normal"/>
    </style:style>
    <style:style style:name="P20" style:family="paragraph" style:parent-style-name="Text_20_body">
      <style:paragraph-properties fo:text-align="start" style:justify-single-word="false"/>
      <style:text-properties fo:color="#4d4d4d" loext:opacity="100%" style:font-name="Arial1" fo:font-size="12pt" fo:font-weight="normal" officeooo:paragraph-rsid="001586b2" style:font-size-asian="12pt" style:font-weight-asian="normal" style:font-size-complex="12pt" style:font-weight-complex="normal"/>
    </style:style>
    <style:style style:name="P21" style:family="paragraph" style:parent-style-name="Text_20_body">
      <style:paragraph-properties fo:text-align="start" style:justify-single-word="false"/>
      <style:text-properties fo:color="#666666" loext:opacity="100%" style:font-name="Arial1" fo:font-size="16pt" fo:font-weight="bold" officeooo:paragraph-rsid="001586b2" style:font-size-asian="16pt" style:font-weight-asian="bold" style:font-size-complex="16pt" style:font-weight-complex="bold"/>
    </style:style>
    <style:style style:name="P22" style:family="paragraph" style:parent-style-name="Heading_20_3">
      <style:paragraph-properties fo:text-align="start" style:justify-single-word="false"/>
      <style:text-properties fo:color="#333333" loext:opacity="100%" style:font-name="Arial1" fo:font-size="16pt" fo:font-style="normal" style:text-underline-style="none" fo:font-weight="bold" officeooo:paragraph-rsid="00134a0f" style:font-size-asian="16pt" style:font-style-asian="normal" style:font-weight-asian="bold" style:font-size-complex="16pt" style:font-style-complex="normal" style:font-weight-complex="bold"/>
    </style:style>
    <style:style style:name="P23" style:family="paragraph" style:parent-style-name="Heading_20_4">
      <style:paragraph-properties fo:text-align="start" style:justify-single-word="false"/>
      <style:text-properties fo:color="#666666" loext:opacity="100%" style:font-name="Arial1"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Text_20_body">
      <style:paragraph-properties fo:text-align="start" style:justify-single-word="false"/>
      <style:text-properties fo:color="#4d4d4d" loext:opacity="100%" style:font-name="Arial1" fo:font-style="normal" style:text-underline-style="none" fo:font-weight="normal" style:font-style-asian="normal" style:font-weight-asian="normal" style:font-style-complex="normal" style:font-weight-complex="normal"/>
    </style:style>
    <style:style style:name="P25" style:family="paragraph" style:parent-style-name="Text_20_body" style:list-style-name="L2">
      <style:paragraph-properties fo:margin-top="0cm" fo:margin-bottom="0cm" style:contextual-spacing="false" fo:text-align="start" style:justify-single-word="false"/>
    </style:style>
    <style:style style:name="P26" style:family="paragraph" style:parent-style-name="Text_20_body" style:list-style-name="L2">
      <style:paragraph-properties fo:text-align="start" style:justify-single-word="false"/>
    </style:style>
    <style:style style:name="P27" style:family="paragraph" style:parent-style-name="Heading_20_4">
      <style:paragraph-properties fo:text-align="start" style:justify-single-word="false"/>
      <style:text-properties fo:color="#333333" loext:opacity="100%" style:font-name="Arial1"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Text_20_body" style:list-style-name="L3">
      <style:paragraph-properties fo:text-align="start" style:justify-single-word="false"/>
    </style:style>
    <style:style style:name="P29" style:family="paragraph" style:parent-style-name="Standard">
      <style:paragraph-properties fo:text-align="start" style:justify-single-word="false"/>
      <style:text-properties style:font-name="Arial1" fo:font-size="12pt" fo:font-style="normal" style:text-underline-style="none" fo:font-weight="normal" officeooo:paragraph-rsid="00134a0f" style:font-size-asian="10.5pt" style:font-style-asian="normal" style:font-weight-asian="normal" style:font-size-complex="12pt" style:font-style-complex="normal" style:font-weight-complex="normal"/>
    </style:style>
    <style:style style:name="P30" style:family="paragraph" style:parent-style-name="Heading_20_4">
      <style:paragraph-properties fo:text-align="start" style:justify-single-word="false"/>
      <style:text-properties fo:color="#666666" loext:opacity="100%" style:font-name="Arial1" fo:font-size="15pt" fo:font-style="normal" style:text-underline-style="none" fo:font-weight="bold" style:font-size-asian="15pt" style:font-style-asian="normal" style:font-weight-asian="bold" style:font-size-complex="15pt" style:font-style-complex="normal" style:font-weight-complex="bold"/>
    </style:style>
    <style:style style:name="P31" style:family="paragraph" style:parent-style-name="Heading_20_5">
      <style:paragraph-properties fo:text-align="start" style:justify-single-word="false"/>
      <style:text-properties fo:color="#666666" loext:opacity="100%" style:font-name="Arial1" fo:font-size="14pt"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Text_20_body">
      <style:paragraph-properties fo:margin-top="0cm" fo:margin-bottom="0cm" style:contextual-spacing="false" fo:text-align="start" style:justify-single-word="false"/>
    </style:style>
    <style:style style:name="P33" style:family="paragraph" style:parent-style-name="Standard">
      <style:paragraph-properties fo:text-align="start" style:justify-single-word="false"/>
      <style:text-properties fo:color="#4d4d4d" loext:opacity="100%" style:font-name="Arial1" fo:font-size="12pt" fo:font-style="normal" style:text-underline-style="none" fo:font-weight="normal" officeooo:paragraph-rsid="00134a0f"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1" fo:font-size="12pt" fo:font-style="normal" style:text-underline-style="none" fo:font-weight="normal" officeooo:paragraph-rsid="00134a0f" style:font-size-asian="12pt" style:font-style-asian="normal" style:font-weight-asian="normal" style:font-size-complex="12pt" style:font-style-complex="normal" style:font-weight-complex="normal"/>
    </style:style>
    <style:style style:name="P35" style:family="paragraph" style:parent-style-name="Standard" style:master-page-name="">
      <loext:graphic-properties draw:fill="none"/>
      <style:paragraph-properties fo:text-align="start" style:justify-single-word="false" style:page-number="auto" fo:background-color="transparent"/>
      <style:text-properties style:font-name="Arial1" fo:font-size="12pt" fo:font-style="normal" style:text-underline-style="none" fo:font-weight="normal" officeooo:paragraph-rsid="00134a0f" fo:background-color="#000000"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text-align="start" style:justify-single-word="false" fo:background-color="transparent"/>
      <style:text-properties style:font-name="Arial1" fo:font-size="12pt" fo:font-style="normal" style:text-underline-style="none" fo:font-weight="normal" officeooo:paragraph-rsid="00134a0f" fo:background-color="#000000" style:font-size-asian="12pt" style:font-style-asian="normal" style:font-weight-asian="normal" style:font-size-complex="12pt" style:font-style-complex="normal" style:font-weight-complex="normal"/>
    </style:style>
    <style:style style:name="P37" style:family="paragraph" style:parent-style-name="Text_20_body">
      <style:paragraph-properties fo:text-align="start" style:justify-single-word="false"/>
      <style:text-properties fo:font-size="12pt" fo:font-style="normal" style:text-underline-style="none" fo:font-weight="normal" officeooo:paragraph-rsid="00134a0f" style:font-size-asian="12pt" style:font-style-asian="normal" style:font-weight-asian="normal" style:font-size-complex="12pt" style:font-style-complex="normal" style:font-weight-complex="normal"/>
    </style:style>
    <style:style style:name="P38" style:family="paragraph" style:parent-style-name="Heading_20_4">
      <style:paragraph-properties fo:text-align="start" style:justify-single-word="false"/>
      <style:text-properties fo:color="#666666" loext:opacity="100%" style:font-name="Arial1" fo:font-size="15pt" fo:font-style="normal" style:text-underline-style="none" fo:font-weight="bold" officeooo:paragraph-rsid="00134a0f" style:font-size-asian="15pt" style:font-style-asian="normal" style:font-weight-asian="bold" style:font-size-complex="15pt" style:font-style-complex="normal" style:font-weight-complex="bold"/>
    </style:style>
    <style:style style:name="P39" style:family="paragraph" style:parent-style-name="Text_20_body">
      <style:paragraph-properties fo:text-align="start" style:justify-single-word="false"/>
      <style:text-properties officeooo:paragraph-rsid="00190ed7"/>
    </style:style>
    <style:style style:name="P40" style:family="paragraph" style:parent-style-name="Preformatted_20_Text">
      <style:paragraph-properties fo:text-align="start" style:justify-single-word="false"/>
      <style:text-properties officeooo:paragraph-rsid="00190ed7"/>
    </style:style>
    <style:style style:name="P41" style:family="paragraph" style:parent-style-name="Preformatted_20_Text">
      <style:paragraph-properties fo:text-align="start" style:justify-single-word="false" style:writing-mode="lr-tb"/>
    </style:style>
    <style:style style:name="P42" style:family="paragraph" style:parent-style-name="Preformatted_20_Text">
      <style:paragraph-properties fo:margin-top="0cm" fo:margin-bottom="0.499cm" style:contextual-spacing="false" fo:text-align="start" style:justify-single-word="false" style:writing-mode="lr-tb"/>
      <style:text-properties officeooo:paragraph-rsid="00190ed7"/>
    </style:style>
    <style:style style:name="P43" style:family="paragraph" style:parent-style-name="Preformatted_20_Text">
      <style:paragraph-properties fo:margin-top="0cm" fo:margin-bottom="0.499cm" style:contextual-spacing="false" fo:text-align="start" style:justify-single-word="false" style:writing-mode="lr-tb"/>
      <style:text-properties fo:color="#4d4d4d" loext:opacity="100%" style:font-name="Arial1" fo:font-size="15pt" fo:font-style="normal" style:text-underline-style="none" fo:font-weight="bold" officeooo:paragraph-rsid="00190ed7" style:font-size-asian="15pt" style:font-style-asian="normal" style:font-weight-asian="bold" style:font-size-complex="15pt" style:font-style-complex="normal" style:font-weight-complex="bold"/>
    </style:style>
    <style:style style:name="P44" style:family="paragraph" style:parent-style-name="Preformatted_20_Text">
      <style:paragraph-properties fo:margin-top="0cm" fo:margin-bottom="0.499cm" style:contextual-spacing="false" fo:text-align="start" style:justify-single-word="false" style:writing-mode="lr-tb"/>
      <style:text-properties fo:color="#666666" loext:opacity="100%" style:font-name="Arial1" fo:font-size="14pt" fo:font-style="normal" style:text-underline-style="none" fo:font-weight="bold" officeooo:paragraph-rsid="00190ed7"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666666" loext:opacity="100%" style:font-name="Arial1" fo:font-size="14pt"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fo:color="#666666" loext:opacity="100%" style:font-name="Arial1" fo:font-size="14pt"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 style:family="text">
      <style:text-properties fo:color="#666666" loext:opacity="100%" style:font-name="Arial1"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style:font-size-asian="14pt" style:font-size-complex="14pt"/>
    </style:style>
    <style:style style:name="T7" style:family="text">
      <style:text-properties fo:font-size="2pt" style:font-size-asian="1.75pt" style:font-size-complex="2pt"/>
    </style:style>
    <style:style style:name="T8" style:family="text">
      <style:text-properties fo:color="#4d4d4d" loext:opacity="100%" style:font-name="Arial1" fo:font-style="normal" style:text-underline-style="none" fo:font-weight="normal" style:font-style-asian="normal" style:font-weight-asian="normal" style:font-style-complex="normal" style:font-weight-complex="normal"/>
    </style:style>
    <style:style style:name="T9" style:family="text">
      <style:text-properties fo:color="#800080" loext:opacity="100%" style:font-name="Arial1"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color="#800080" loext:opacity="100%" style:font-name="Arial1" fo:font-style="italic" style:text-underline-style="solid" style:text-underline-width="auto" style:text-underline-color="font-color" fo:font-weight="bold" officeooo:rsid="00173905" style:font-style-asian="italic" style:font-weight-asian="bold" style:font-style-complex="italic" style:font-weight-complex="bold"/>
    </style:style>
    <style:style style:name="T11" style:family="text">
      <style:text-properties fo:color="#4d4d4d" loext:opacity="100%" style:font-name="Arial1" fo:font-style="normal" style:text-underline-style="none" fo:font-weight="normal" officeooo:rsid="00173905" style:font-style-asian="normal" style:font-weight-asian="normal" style:font-style-complex="normal" style:font-weight-complex="normal"/>
    </style:style>
    <style:style style:name="T12" style:family="text">
      <style:text-properties fo:color="#4d4d4d" loext:opacity="100%"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color="#4d4d4d" loext:opacity="100%" style:font-name="Arial1"/>
    </style:style>
    <style:style style:name="T14" style:family="text">
      <style:text-properties fo:color="#4d4d4d" loext:opacity="100%" style:font-name="Arial1" fo:font-size="12pt" fo:font-style="normal" style:text-underline-style="none" fo:font-weight="normal" officeooo:rsid="00190ed7" style:font-size-asian="12pt" style:font-style-asian="normal" style:font-weight-asian="normal" style:font-size-complex="12pt" style:font-style-complex="normal" style:font-weight-complex="normal"/>
    </style:style>
    <style:style style:name="T15" style:family="text">
      <style:text-properties style:font-name="Arial1" fo:font-size="12pt" fo:font-style="normal" style:text-underline-style="none" fo:font-weight="normal" fo:background-color="#000000" loext:char-shading-value="0" style:font-size-asian="12pt" style:font-style-asian="normal" style:font-weight-asian="normal" style:font-size-complex="12pt"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ation Git : Démonstration et Gestion de Projet en Python (To-Do List) </text:p>
      <text:p text:style-name="P1">ANTONINI-LOUNES Hugo </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h text:style-name="P5" text:outline-level="2"><text:soft-page-break/><text:span text:style-name="T1">Table des Matières</text:span><text:span text:style-name="T2"> </text:span></text:h>
      <text:p text:style-name="P6"><text:span text:style-name="Strong_20_Emphasis"><text:span text:style-name="T3">Introduction</text:span></text:span></text:p>
      <text:p text:style-name="P7"><text:tab/>1.1 Objectif du Projet</text:p>
      <text:p text:style-name="P8"><text:tab/>1.2 Contexte de la Formation</text:p>
      <text:p text:style-name="P9"><text:span text:style-name="Strong_20_Emphasis"><text:span text:style-name="T3">Explications Techniques</text:span></text:span></text:p>
      <text:p text:style-name="P7"><text:tab/>2.1 Introduction à Git</text:p>
      <text:p text:style-name="P8"><text:tab/>2.2 Outils et Environnement de Développement</text:p>
      <text:p text:style-name="P9"><text:span text:style-name="Strong_20_Emphasis"><text:span text:style-name="T3">Étapes de la Démonstration</text:span></text:span></text:p>
      <text:p text:style-name="P7"><text:tab/>3.1 Étape 1 : Lancement du Projet</text:p>
      <text:p text:style-name="P7"><text:tab/>3.1.1 Création du Dépôt GitHub</text:p>
      <text:p text:style-name="P7"><text:tab/>3.1.2 Configuration Initiale du Projet</text:p>
      <text:p text:style-name="P7"><text:tab/>3.2 Étape 2 : Ajout des Fonctionnalités Initiales</text:p>
      <text:p text:style-name="P7"><text:tab/>3.2.1 Création d’un To-Do</text:p>
      <text:p text:style-name="P7"><text:tab/>3.2.2 Liste des To-Dos</text:p>
      <text:p text:style-name="P7"><text:tab/>3.3 Étape 3 : Gestion du Statut des To-Dos</text:p>
      <text:p text:style-name="P7"><text:tab/>3.3.1 Modification du Statut</text:p>
      <text:p text:style-name="P7"><text:tab/>3.3.2 Test et Débogage du Statut</text:p>
      <text:p text:style-name="P7"><text:tab/>3.4 Étape 4 : Gestion des Incidents</text:p>
      <text:p text:style-name="P7"><text:tab/>3.4.1 Création d’un Ticket d’Erreur</text:p>
      <text:p text:style-name="P7"><text:tab/>3.4.2 Application du Correctif</text:p>
      <text:p text:style-name="P7"><text:tab/>3.5 Étape 5 : Suppression d’un To-Do</text:p>
      <text:p text:style-name="P7"><text:tab/>3.5.1 Ajout de la Fonctionnalité de Suppression</text:p>
      <text:p text:style-name="P8"><text:tab/>3.5.2 Confirmation et Suppression</text:p>
      <text:p text:style-name="P9"><text:span text:style-name="Strong_20_Emphasis"><text:span text:style-name="T3">Présentation du Code et des Commandes</text:span></text:span></text:p>
      <text:p text:style-name="P7"><text:tab/>4.1 Structure du Code Python</text:p>
      <text:p text:style-name="P7"><text:tab/>4.2 Commandes Git et GitHub</text:p>
      <text:p text:style-name="P8"><text:tab/>4.3 Exemples de Résultats Attendus</text:p>
      <text:p text:style-name="P9"><text:span text:style-name="Strong_20_Emphasis"><text:span text:style-name="T3">Gestion des Erreurs et Résolution</text:span></text:span></text:p>
      <text:p text:style-name="P7"><text:tab/>5.1 Description du Bug Intentionnel</text:p>
      <text:p text:style-name="P8"><text:tab/>5.2 Méthodes de Correction</text:p>
      <text:p text:style-name="P9"><text:span text:style-name="Strong_20_Emphasis"><text:span text:style-name="T4">Conclusion et Évaluation</text:span></text:span></text:p>
      <text:p text:style-name="P7"><text:tab/>6.1 Résumé des Compétences Acquises</text:p>
      <text:p text:style-name="P8"><text:tab/>6.2 Critères d’Évaluation et Points Bonus</text:p>
      <text:p text:style-name="P6"><text:span text:style-name="Strong_20_Emphasis"><text:span text:style-name="T5">Annexes</text:span></text:span></text:p>
      <text:p text:style-name="P10"><text:tab/>7.1 Menu Principal et Fonctions Python (Code)</text:p>
      <text:p text:style-name="P11"><text:tab/>7.2 Captures d’Écran et Illustrations</text:p>
      <text:p text:style-name="P12"><text:span text:style-name="T6"/></text:p>
      <text:h text:style-name="P13" text:outline-level="3"><text:soft-page-break/>Introduction</text:h>
      <text:h text:style-name="P14" text:outline-level="4">1.1 Objectif du Projet</text:h>
      <text:p text:style-name="P15">L’objectif de ce <text:span text:style-name="T7"><text:s/></text:span>projet est de fournir un tutoriel complet pour initier toute <text:span text:style-name="T7"><text:s/></text:span>personne souhaitant apprendre les bases de l’utilisation de Git, l’un des outils de gestion de versions les plus utilisés dans le <text:span text:style-name="T7"><text:s/></text:span>développement de logiciels. Ce tutoriel guide les utilisateurs dans la création <text:span text:style-name="T7"><text:s/></text:span>d'une application de liste de tâches <text:span text:style-name="T7"><text:s/></text:span>("To-Do List") en Python, entièrement gérée dans un dépôt Git. Chaque<text:span text:style-name="T7"> </text:span><text:s/>étape introduit une nouvelle fonctionnalité ou manipulation Git spécifique, permettant une progression<text:span text:style-name="T7"> </text:span><text:s/>structurée tout en <text:span text:style-name="T7"><text:s/></text:span>appliquant les concepts essentiels<text:span text:style-name="T7"> </text:span><text:s/>de la gestion de versions.</text:p>
      <text:p text:style-name="P16">À travers ce projet, les utilisateurs apprendront à :</text:p>
      <text:list text:style-name="L1">
        <text:list-item>
          <text:p text:style-name="P17">Mettre en place un <text:span text:style-name="T7"><text:s/></text:span>dépôt GitHub et à l’associer à un dossier local,</text:p>
        </text:list-item>
        <text:list-item>
          <text:p text:style-name="P18">Utiliser les commandes Git fondamentales pour suivre et gérer les modifications du projet,</text:p>
        </text:list-item>
        <text:list-item>
          <text:p text:style-name="P18">Organiser le développement de fonctionnalités dans des branches indépendantes,</text:p>
        </text:list-item>
        <text:list-item>
          <text:p text:style-name="P19">Gérer et corriger les erreurs en intégrant des modifications de manière structurée.</text:p>
        </text:list-item>
      </text:list>
      <text:p text:style-name="P15">Ce tutoriel permet ainsi <text:span text:style-name="T7"><text:s/></text:span>d’acquérir des compétences <text:span text:style-name="T7"><text:s/></text:span>directement applicables dans tout environnement de développement collaboratif, et il constitue une introduction solide aux pratiques de gestion de <text:span text:style-name="T7"><text:s/></text:span>versions.</text:p>
      <text:p text:style-name="P20"/>
      <text:p text:style-name="P21">1.2 Contexte de la Formation</text:p>
      <text:p text:style-name="P15">Ce projet <text:span text:style-name="T7"><text:s/></text:span>s’inscrit dans un programme de <text:span text:style-name="T7"><text:s/></text:span>formation visant à fournir des compétences numériques essentielles. Git est aujourd’hui un outil de gestion de versions incontournable pour les équipes de développement,<text:span text:style-name="T7"> </text:span><text:s/>permettant le suivi et le contrôle précis des modifications <text:span text:style-name="T7"><text:s/></text:span>dans les projets. En réalisant ce projet, les participants bénéficieront d'une expérience réaliste de la gestion de versions et de la collaboration, leur permettant de comprendre les<text:span text:style-name="T7"> </text:span><text:s/>bonnes pratiques professionnelles en <text:span text:style-name="T7"><text:s/></text:span>développement logiciel.</text:p>
      <text:p text:style-name="P15">Conçu pour être <text:span text:style-name="T7"><text:s/></text:span>accessible aux débutants, ce tutoriel propose des instructions détaillées et des exemples concrets. Il offre une mise en pratique progressive des principes de la gestion de versions, <text:span text:style-name="T7"><text:s/></text:span>permettant à chacun de renforcer ses compétences en Git et de se préparer à des projets plus complexes dans un <text:span text:style-name="T7"><text:s/></text:span>cadre <text:span text:style-name="T7"><text:s/></text:span>professionnel ou personnel.</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h text:style-name="P22" text:outline-level="3"><text:soft-page-break/>Explications Techniques</text:h>
      <text:h text:style-name="P23" text:outline-level="4">2.1 Introduction à Git</text:h>
      <text:p text:style-name="P24">Git est un système de gestion de versions distribué qui permet de suivre l’évolution des fichiers dans un projet, facilitant ainsi le travail collaboratif et le suivi des modifications. Chaque modification apportée au projet est enregistrée sous forme de "commit", créant un historique complet des changements. Grâce à Git, les utilisateurs peuvent revenir à des versions antérieures du projet, comparer des modifications, ou encore collaborer en parallèle sur différentes fonctionnalités sans perturber le code principal.</text:p>
      <text:p text:style-name="P24">Dans ce projet, Git sera utilisé pour :</text:p>
      <text:list text:style-name="L2">
        <text:list-item>
          <text:p text:style-name="P25"><text:span text:style-name="Strong_20_Emphasis"><text:span text:style-name="T8">Initialiser le dépôt</text:span></text:span><text:span text:style-name="T8"> : Création d’un dépôt pour suivre les modifications.</text:span></text:p>
        </text:list-item>
        <text:list-item>
          <text:p text:style-name="P25"><text:span text:style-name="Strong_20_Emphasis"><text:span text:style-name="T8">Gérer les branches</text:span></text:span><text:span text:style-name="T8"> : Développement de nouvelles fonctionnalités dans des branches distinctes pour un travail organisé.</text:span></text:p>
        </text:list-item>
        <text:list-item>
          <text:p text:style-name="P26"><text:span text:style-name="Strong_20_Emphasis"><text:span text:style-name="T8">Contrôler les versions</text:span></text:span><text:span text:style-name="T8"> : Suivi des évolutions du code, facilitant le retour en arrière si nécessaire.</text:span></text:p>
        </text:list-item>
      </text:list>
      <text:p text:style-name="P24">Git permet donc une approche structurée du développement, essentielle dans tout environnement collaboratif et évolutif.</text:p>
      <text:h text:style-name="P27" text:outline-level="4">2.2 Outils et Environnement de Développement</text:h>
      <text:p text:style-name="P24">Pour réaliser ce projet, plusieurs outils sont nécessaires pour configurer l'environnement de travail et gérer le code source de manière optimale.</text:p>
      <text:list text:style-name="L3">
        <text:list-item>
          <text:p text:style-name="P28"><text:span text:style-name="Strong_20_Emphasis"><text:span text:style-name="T8">Git</text:span></text:span><text:span text:style-name="T8"> : Outil de gestion de versions. Assurez-vous d’avoir Git installé sur votre ordinateur. Git peut être téléchargé à partir de </text:span><text:span text:style-name="T9">git-scm.co</text:span><text:span text:style-name="T10">m</text:span><text:span text:style-name="T11">.</text:span></text:p>
        </text:list-item>
        <text:list-item>
          <text:p text:style-name="P28"><text:span text:style-name="Strong_20_Emphasis"><text:span text:style-name="T8">GitHub</text:span></text:span><text:span text:style-name="T8"> : Plateforme de gestion de projets Git en ligne. GitHub permet d’héberger le dépôt du projet et d’accéder facilement aux fonctionnalités de collaboration, de suivi des problèmes, et de documentation. Un compte GitHub est nécessaire pour créer un dépôt en ligne et pour la gestion collaborative.</text:span></text:p>
        </text:list-item>
        <text:list-item>
          <text:p text:style-name="P28"><text:span text:style-name="Strong_20_Emphasis"><text:span text:style-name="T8">Python</text:span></text:span><text:span text:style-name="T8"> : Langage de programmation utilisé pour le développement de l'application To-Do List. Python est connu pour sa simplicité et sa flexibilité, ce qui le rend idéal pour un projet de démonstration. Assurez-vous que Python est installé, et configurez votre éditeur de texte pour faciliter l'écriture du code.</text:span></text:p>
        </text:list-item>
        <text:list-item>
          <text:p text:style-name="P28"><text:span text:style-name="Strong_20_Emphasis"><text:span text:style-name="T8">Éditeur de Texte/IDE</text:span></text:span><text:span text:style-name="T8"> : Un éditeur de texte ou un environnement de développement intégré (IDE) comme Visual Studio Code, PyCharm, ou Sublime Text est recommandé pour écrire et modifier le code Python. Visual Studio Code, par exemple, offre des extensions pratiques pour travailler avec Git directement dans l'éditeur.</text:span></text:p>
        </text:list-item>
      </text:list>
      <text:p text:style-name="P29"><text:span text:style-name="T6"/></text:p>
      <text:p text:style-name="P29"><text:span text:style-name="T6"/></text:p>
      <text:p text:style-name="P29"><text:span text:style-name="T6"/></text:p>
      <text:h text:style-name="P22" text:outline-level="3"><text:soft-page-break/>Étapes de la Démonstration</text:h>
      <text:h text:style-name="P30" text:outline-level="4">3.1 Étape 1 : Lancement du Projet</text:h>
      <text:h text:style-name="P31" text:outline-level="5">3.1.1 Création du Dépôt GitHub</text:h>
      <text:p text:style-name="P8">La première étape consiste à créer un dépôt GitHub pour héberger et gérer les versions du projet en ligne.</text:p>
      <text:p text:style-name="P7">Connectez-vous à votre compte GitHub.</text:p>
      <text:p text:style-name="P32"><text:span text:style-name="T12">Créez un nouveau dépôt en cliquant sur </text:span><text:span text:style-name="Strong_20_Emphasis"><text:span text:style-name="T12">New</text:span></text:span><text:span text:style-name="T12">.</text:span></text:p>
      <text:p text:style-name="P32"><text:span text:style-name="T12">Donnez un nom au dépôt, par exemple, </text:span><text:span text:style-name="Strong_20_Emphasis"><text:span text:style-name="T12">To-Do-List-Project</text:span></text:span><text:span text:style-name="T12">.</text:span></text:p>
      <text:p text:style-name="P32"><text:span text:style-name="T12">Ajoutez une description, si nécessaire, et cochez l'option </text:span><text:span text:style-name="Strong_20_Emphasis"><text:span text:style-name="T12">Add a README file</text:span></text:span><text:span text:style-name="T12">.</text:span></text:p>
      <text:p text:style-name="P9"><text:span text:style-name="T12">Cliquez sur </text:span><text:span text:style-name="Strong_20_Emphasis"><text:span text:style-name="T12">Create repository</text:span></text:span><text:span text:style-name="T12"> pour finaliser la création.</text:span></text:p>
      <text:h text:style-name="P31" text:outline-level="5">3.1.2 Configuration Initiale du Projet</text:h>
      <text:p text:style-name="P8">Une fois le dépôt créé, initialisez le projet en local et associez-le au dépôt GitHub.</text:p>
      <text:p text:style-name="P33">Créez un dossier local pour le projet : </text:p>
      <text:p text:style-name="P34"/>
      <text:p text:style-name="P35">$ mkdir To-Do-List-Project</text:p>
      <text:p text:style-name="P36">$ cd To-Do-List-Project</text:p>
      <text:p text:style-name="P34"/>
      <text:p text:style-name="P33">Initialisez un dépôt Git dans le dossier :</text:p>
      <text:p text:style-name="P34"/>
      <text:p text:style-name="P35">$ git init</text:p>
      <text:p text:style-name="P34"/>
      <text:p text:style-name="P33">Associez le dépôt local à celui créé sur GitHub :</text:p>
      <text:p text:style-name="P34"/>
      <text:p text:style-name="P35">$ git remote add origin [URL_du_dépôt_GitHub]</text:p>
      <text:p text:style-name="P34"/>
      <text:p text:style-name="P37"><text:span text:style-name="T13">Créez un fichier </text:span><text:span text:style-name="Source_20_Text"><text:span text:style-name="T13">README.md</text:span></text:span><text:span text:style-name="T13"> et un fichier de code Python </text:span><text:span text:style-name="Source_20_Text"><text:span text:style-name="T13">main.py</text:span></text:span><text:span text:style-name="T13"> pour initialiser le projet.</text:span></text:p>
      <text:h text:style-name="P38" text:outline-level="4">3.2 Étape 2 : Ajout des Fonctionnalités Initiales</text:h>
      <text:h text:style-name="P31" text:outline-level="5">3.2.1 Création d’un To-Do</text:h>
      <text:p text:style-name="P8">Dans cette étape, nous allons ajouter la fonctionnalité pour créer une tâche (To-Do).</text:p>
      <text:p text:style-name="P9"><text:span text:style-name="T12">Dans </text:span><text:span text:style-name="Source_20_Text"><text:span text:style-name="T12">main.py</text:span></text:span><text:span text:style-name="T12">, créez une fonction pour ajouter un To-Do :</text:span></text:p>
      <text:p text:style-name="P39"><text:span text:style-name="Source_20_Text"><text:span text:style-name="T14">CODE</text:span></text:span></text:p>
      <text:p text:style-name="P8">Testez la fonction en créant un To-Do et en l’affichant.</text:p>
      <text:h text:style-name="P31" text:outline-level="5">3.2.2 Liste des To-Dos</text:h>
      <text:p text:style-name="P8">Ajoutez une fonctionnalité pour afficher tous les To-Dos existants.</text:p>
      <text:p text:style-name="P7">Créez une liste pour stocker les To-Dos.</text:p>
      <text:p text:style-name="P8">Ajoutez une fonction pour lister les To-Dos existants :</text:p>
      <text:p text:style-name="P40"><text:span text:style-name="Source_20_Text"><text:span text:style-name="T14">CODE</text:span></text:span></text:p>
      <text:h text:style-name="P30" text:outline-level="4"><text:soft-page-break/>3.3 Étape 3 : Gestion du Statut des To-Dos</text:h>
      <text:h text:style-name="P31" text:outline-level="5">3.3.1 Modification du Statut</text:h>
      <text:p text:style-name="P8">Ajoutez la possibilité de modifier le statut d’un To-Do entre "À faire" et "Fait".</text:p>
      <text:p text:style-name="P8">Créez une fonction qui bascule le statut d’un To-Do :</text:p>
      <text:p text:style-name="P40"><text:span text:style-name="Source_20_Text"><text:span text:style-name="T14">CODE</text:span></text:span></text:p>
      <text:h text:style-name="P31" text:outline-level="5">3.3.2 Test et Débogage du Statut</text:h>
      <text:p text:style-name="P8">Testez la fonctionnalité de modification du statut en introduisant une erreur intentionnelle (par exemple, une faute de frappe dans le mot "À faire") pour générer un comportement anormal et corriger cette erreur dans l'étape suivante.</text:p>
      <text:h text:style-name="P30" text:outline-level="4">3.4 Étape 4 : Gestion des Incidents</text:h>
      <text:h text:style-name="P31" text:outline-level="5">3.4.1 Création d’un Ticket d’Erreur</text:h>
      <text:p text:style-name="P8">Simulez un bug en introduisant une faute de frappe dans le statut "À faire" et documentez cette erreur sur GitHub en créant un ticket d’erreur.</text:p>
      <text:p text:style-name="P9"><text:span text:style-name="T12">Sur GitHub, allez dans </text:span><text:span text:style-name="Strong_20_Emphasis"><text:span text:style-name="T12">Issues</text:span></text:span><text:span text:style-name="T12"> et créez un nouvel incident en expliquant le problème.</text:span></text:p>
      <text:h text:style-name="P31" text:outline-level="5">3.4.2 Application du Correctif</text:h>
      <text:p text:style-name="P8">Corrigez l’erreur directement dans la branche principale en appliquant un correctif rapide.</text:p>
      <text:p text:style-name="P7">Modifiez le code pour corriger le statut en "À faire" correctement orthographié.</text:p>
      <text:p text:style-name="P8">Commitez le correctif et poussez-le vers GitHub :</text:p>
      <text:p text:style-name="P41"><text:span text:style-name="Source_20_Text"><text:span text:style-name="T15">$ git commit -m "Correction de l'erreur de statut 'À faire'"</text:span></text:span></text:p>
      <text:p text:style-name="P42"><text:span text:style-name="Source_20_Text"><text:span text:style-name="T15">$ git push origin main</text:span></text:span></text:p>
      <text:p text:style-name="P43">3.5 Étape 5 : Suppression d’un To-Do</text:p>
      <text:p text:style-name="P44">3.5.1 Ajout de la Fonctionnalité de Suppression</text:p>
      <text:p text:style-name="P8">Ajoutez une fonctionnalité pour supprimer un To-Do spécifique de la liste.</text:p>
      <text:p text:style-name="P8">Créez une fonction qui prend en paramètre l’indice du To-Do à supprimer et le retire de la liste :</text:p>
      <text:p text:style-name="P40"><text:span text:style-name="Source_20_Text"><text:span text:style-name="T14">CODE</text:span></text:span></text:p>
      <text:h text:style-name="P31" text:outline-level="5">3.5.2 Confirmation et Suppression</text:h>
      <text:p text:style-name="P8">Ajoutez une confirmation avant de supprimer un To-Do pour éviter les suppressions accidentelles.</text:p>
      <text:p text:style-name="P8">Avant de supprimer, affichez un message de confirmation.</text:p>
      <text:p text:style-name="P40"><text:span text:style-name="Source_20_Text"><text:span text:style-name="T14">CODE</text:span></text:span></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f4f4f4" style:writing-mode="lr-tb" style:layout-grid-color="#c0c0c0" style:layout-grid-lines="20" style:layout-grid-base-height="0.706cm" style:layout-grid-ruby-height="0.353cm" style:layout-grid-mode="none" style:layout-grid-ruby-below="false" style:layout-grid-print="false" style:layout-grid-display="false" draw:fill="solid" draw:fill-color="#f4f4f4"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4f4f4"/>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4T16:07:40.066000000</meta:creation-date>
    <meta:editing-duration>PT5H46M13S</meta:editing-duration>
    <meta:editing-cycles>2</meta:editing-cycles>
    <meta:generator>LibreOffice/24.8.3.2$Windows_X86_64 LibreOffice_project/48a6bac9e7e268aeb4c3483fcf825c94556d9f92</meta:generator>
    <dc:date>2024-11-14T22:42:37.773000000</dc:date>
    <meta:document-statistic meta:table-count="0" meta:image-count="0" meta:object-count="0" meta:page-count="6" meta:paragraph-count="120" meta:word-count="1327" meta:character-count="8559" meta:non-whitespace-character-count="7308"/>
  </office:meta>
</office:document-meta>
</file>